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ExclScorer.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ExclScorer.explain( int do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ReqExclScorer.nex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qExclScorer.ReqExclScorer( Scorer reqScorer , Scorer exclSco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ExclScorer.sco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ExclScorer.toNonExclude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ReqExclScorer.skipTo( int targe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